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middle" draw:auto-grow-height="false" fo:min-height="1.75cm" fo:min-width="4.4cm"/>
      <style:paragraph-properties style:writing-mode="lr-tb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-color="#eeeeee" draw:textarea-horizontal-align="justify" draw:textarea-vertical-align="middle" draw:auto-grow-height="false" fo:min-height="1.75cm" fo:min-width="4.5cm"/>
      <style:paragraph-properties style:writing-mode="lr-tb"/>
    </style:style>
    <style:style style:name="gr4" style:family="graphic" style:parent-style-name="standard">
      <style:graphic-properties draw:fill-color="#eeeeee" draw:textarea-horizontal-align="justify" draw:textarea-vertical-align="middle" draw:auto-grow-height="false" fo:min-height="1.75cm" fo:min-width="5.2cm"/>
      <style:paragraph-properties style:writing-mode="lr-tb"/>
    </style:style>
    <style:style style:name="gr5" style:family="graphic" style:parent-style-name="standard">
      <style:graphic-properties draw:fill-color="#eeeeee" draw:textarea-horizontal-align="justify" draw:textarea-vertical-align="middle" draw:auto-grow-height="false" fo:min-height="4.45cm" fo:min-width="8.9cm"/>
      <style:paragraph-properties style:writing-mode="lr-tb"/>
    </style:style>
    <style:style style:name="gr6" style:family="graphic" style:parent-style-name="standard">
      <style:graphic-properties svg:stroke-color="#00a933" draw:fill-color="#00a933" draw:textarea-horizontal-align="justify" draw:textarea-vertical-align="middle" draw:auto-grow-height="false" fo:min-height="2.75cm" fo:min-width="5.6cm"/>
      <style:paragraph-properties style:writing-mode="lr-tb"/>
    </style:style>
    <style:style style:name="gr7" style:family="graphic" style:parent-style-name="standard">
      <style:graphic-properties draw:fill-color="#eeeeee" draw:textarea-horizontal-align="justify" draw:textarea-vertical-align="middle" draw:auto-grow-height="false" fo:min-height="3.34cm" fo:min-width="5.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color="#ffffff"/>
    </style:style>
    <style:style style:name="P5" style:family="paragraph">
      <loext:graphic-properties draw:fill-color="#00a933"/>
      <style:paragraph-properties fo:text-align="center"/>
      <style:text-properties fo: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9cm" svg:height="2cm" svg:x="1cm" svg:y="1cm">
          <text:p text:style-name="P1">Ativar Selenium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9cm" svg:y1="2cm" svg:x2="9.3cm" svg:y2="2cm">
          <text:p/>
        </draw:line>
        <draw:custom-shape draw:style-name="gr1" draw:text-style-name="P2" draw:layer="layout" svg:width="4.9cm" svg:height="2cm" svg:x="9.3cm" svg:y="1cm">
          <text:p text:style-name="P1">Abrir o </text:p>
          <text:p text:style-name="P1">Google chrome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4.2cm" svg:y1="2cm" svg:x2="17cm" svg:y2="2cm">
          <text:p/>
        </draw:line>
        <draw:custom-shape draw:style-name="gr3" draw:text-style-name="P2" draw:layer="layout" svg:width="5cm" svg:height="2cm" svg:x="17cm" svg:y="1cm">
          <text:p text:style-name="P1"><text:span text:style-name="T1">Enviar endereço</text:span></text:p>
          <text:p text:style-name="P1"><text:span text:style-name="T1">Web do site da USP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1.9cm" svg:y1="2cm" svg:x2="25cm" svg:y2="2cm">
          <text:p/>
        </draw:line>
        <draw:custom-shape draw:style-name="gr3" draw:text-style-name="P2" xml:id="id1" draw:id="id1" draw:layer="layout" svg:width="5cm" svg:height="2cm" svg:x="25cm" svg:y="1cm">
          <text:p text:style-name="P1"><text:span text:style-name="T1">Fazer login com</text:span></text:p>
          <text:p text:style-name="P1"><text:span text:style-name="T1">Credenciais Julia no</text:span></text:p>
          <text:p text:style-name="P1"><text:span text:style-name="T1">site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27.5cm" svg:y1="3cm" svg:x2="6cm" svg:y2="5cm" draw:start-shape="id1" draw:start-glue-point="2" draw:end-shape="id2" draw:end-glue-point="1" svg:d="M27500 3000v2000h-21500" svg:viewBox="0 0 21501 2001">
          <text:p/>
        </draw:connector>
        <draw:custom-shape draw:style-name="gr1" draw:text-style-name="P2" xml:id="id2" draw:id="id2" draw:layer="layout" svg:width="4.9cm" svg:height="2cm" svg:x="1.1cm" svg:y="4cm">
          <text:p text:style-name="P1"><text:span text:style-name="T1">Acessar sub</text:span></text:p>
          <text:p text:style-name="P1"><text:span text:style-name="T1">Página de</text:span></text:p>
          <text:p text:style-name="P1"><text:span text:style-name="T1">Pesquisa de items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6cm" svg:y1="6cm" svg:x2="3.6cm" svg:y2="8cm">
          <text:p/>
        </draw:line>
        <draw:custom-shape draw:style-name="gr1" draw:text-style-name="P2" draw:layer="layout" svg:width="4.9cm" svg:height="2cm" svg:x="1.1cm" svg:y="8cm">
          <text:p text:style-name="P1"><text:span text:style-name="T1">Verificar a lista</text:span></text:p>
          <text:p text:style-name="P1"><text:span text:style-name="T1">De items a serem</text:span></text:p>
          <text:p text:style-name="P1"><text:span text:style-name="T1">buscados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6cm" svg:y1="9cm" svg:x2="9cm" svg:y2="9cm">
          <text:p/>
        </draw:line>
        <draw:custom-shape draw:style-name="gr1" draw:text-style-name="P2" draw:layer="layout" svg:width="4.9cm" svg:height="2cm" svg:x="9cm" svg:y="8cm">
          <text:p text:style-name="P1"><text:span text:style-name="T1">Pesquisa na barra</text:span></text:p>
          <text:p text:style-name="P1"><text:span text:style-name="T1">De pesquisa o</text:span></text:p>
          <text:p text:style-name="P1"><text:span text:style-name="T1">Item da lista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3.9cm" svg:y1="9cm" svg:x2="17cm" svg:y2="9cm">
          <text:p/>
        </draw:line>
        <draw:custom-shape draw:style-name="gr1" draw:text-style-name="P2" draw:layer="layout" svg:width="4.9cm" svg:height="2cm" svg:x="17cm" svg:y="8cm">
          <text:p text:style-name="P1"><text:span text:style-name="T1">Entrar no item</text:span></text:p>
          <text:p text:style-name="P1"><text:span text:style-name="T1">Com match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1.9cm" svg:y1="9cm" svg:x2="25cm" svg:y2="9cm">
          <text:p/>
        </draw:line>
        <draw:custom-shape draw:style-name="gr4" draw:text-style-name="P2" xml:id="id3" draw:id="id3" draw:layer="layout" svg:width="5.7cm" svg:height="2cm" svg:x="25cm" svg:y="8cm">
          <text:p text:style-name="P1"><text:span text:style-name="T1">Extrair as infos</text:span></text:p>
          <text:p text:style-name="P1"><text:span text:style-name="T1">Necessárias</text:span></text:p>
          <text:p text:style-name="P1"><text:span text:style-name="T1">(definidas em uma lista)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27.85cm" svg:y1="10cm" svg:x2="10.5cm" svg:y2="13.35cm" draw:start-shape="id3" draw:start-glue-point="2" draw:end-shape="id4" draw:end-glue-point="1" svg:d="M27850 10000v3350h-17350" svg:viewBox="0 0 17351 3351">
          <text:p/>
        </draw:connector>
        <draw:custom-shape draw:style-name="gr5" draw:text-style-name="P2" xml:id="id4" draw:id="id4" draw:layer="layout" svg:width="9.4cm" svg:height="4.7cm" svg:x="1.1cm" svg:y="11cm">
          <text:p text:style-name="P1"><text:span text:style-name="T1">Salvar os resultados</text:span></text:p>
          <text:p text:style-name="P1"><text:span text:style-name="T1">Extraídos num</text:span></text:p>
          <text:p text:style-name="P1"><text:span text:style-name="T1">Dicionário com o</text:span></text:p>
          <text:p text:style-name="P1"><text:span text:style-name="T1">Formato:</text:span></text:p>
          <text:p text:style-name="P1"><text:span text:style-name="T1"/></text:p>
          <text:p text:style-name="P1"><text:span text:style-name="T1">Chave primária: Produto</text:span></text:p>
          <text:p text:style-name="P1"><text:span text:style-name="T1">Chave secundária: Medida</text:span></text:p>
          <text:p text:style-name="P1"><text:span text:style-name="T1">Valor armazenado: Resultado da medida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6.1cm" svg:height="3cm" svg:x="13cm" svg:y="17cm">
          <text:p text:style-name="P4"><text:span text:style-name="T2">Selenium itera e</text:span></text:p>
          <text:p text:style-name="P4"><text:span text:style-name="T2">Repete para cada</text:span></text:p>
          <text:p text:style-name="P4"><text:span text:style-name="T2">produto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6cm" svg:height="3.59cm" svg:x="21cm" svg:y="16.4cm">
          <text:p text:style-name="P1"><text:span text:style-name="T1">Produtos não</text:span></text:p>
          <text:p text:style-name="P1"><text:span text:style-name="T1">Encontrados</text:span></text:p>
          <text:p text:style-name="P1"><text:span text:style-name="T1">Devem ser</text:span></text:p>
          <text:p text:style-name="P1"><text:span text:style-name="T1">Armazenados</text:span></text:p>
          <text:p text:style-name="P1"><text:span text:style-name="T1">Com uma string</text:span></text:p>
          <text:p text:style-name="P1"><text:span text:style-name="T1">“</text:span><text:span text:style-name="T1">não encontrado”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02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36.093000000</meta:creation-date>
    <meta:generator>LibreOffice/6.4.3.2$Windows_X86_64 LibreOffice_project/747b5d0ebf89f41c860ec2a39efd7cb15b54f2d8</meta:generator>
    <dc:date>2023-01-15T17:15:17.248000000</dc:date>
    <meta:editing-duration>PT5M27S</meta:editing-duration>
    <meta:editing-cycles>1</meta:editing-cycles>
    <meta:document-statistic meta:object-count="21"/>
  </office:meta>
</office:document-meta>
</file>